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2D052277B9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6.021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18cm"/>
    </style:style>
    <style:style style:name="pr4" style:family="presentation" style:parent-style-name="Padrão-subtitle">
      <style:graphic-properties draw:fill-color="#ffffff" draw:auto-grow-height="true" fo:min-height="10.629cm"/>
    </style:style>
    <style:style style:name="P1" style:family="paragraph">
      <style:text-properties fo:font-family="Candara" style:font-family-generic="swiss" style:font-pitch="variable" fo:font-weight="bold" style:font-weight-asian="bold" style:font-weight-complex="bold"/>
    </style:style>
    <style:style style:name="P2" style:family="paragraph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20pt"/>
    </style:style>
    <style:style style:name="P4" style:family="paragraph">
      <style:text-properties fo:color="#ff3333" fo:font-family="Candara" style:font-family-generic="swiss" style:font-pitch="variable" fo:font-size="72pt" fo:font-weight="normal" style:font-size-asian="72pt" style:font-weight-asian="normal" style:font-size-complex="72pt" style:font-weight-complex="normal"/>
    </style:style>
    <style:style style:name="P5" style:family="paragraph">
      <style:text-properties fo:color="#00cc00" fo:font-family="Candara" style:font-family-generic="swiss" style:font-pitch="variable" fo:font-size="72pt" fo:font-weight="normal" style:font-size-asian="72pt" style:font-weight-asian="normal" style:font-size-complex="72pt" style:font-weight-complex="normal"/>
    </style:style>
    <style:style style:name="P6" style:family="paragraph">
      <style:text-properties style:use-window-font-color="true" fo:font-family="Candara" style:font-family-generic="swiss" style:font-pitch="variable" fo:font-size="72pt" fo:font-weight="normal" style:font-size-asian="72pt" style:font-weight-asian="normal" style:font-size-complex="7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use-window-font-color="true"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use-window-font-color="true"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family="Candar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Candara" style:font-family-generic="swiss" style:font-pitch="variable" fo:font-weight="bold" style:font-weight-asian="bold" style:font-weight-complex="bold"/>
    </style:style>
    <style:style style:name="T3" style:family="text">
      <style:text-properties fo:font-family="Candara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3333" fo:font-family="Candara" style:font-family-generic="swiss" style:font-pitch="variable" fo:font-size="72pt" fo:text-shadow="1pt 1pt" fo:font-weight="normal" style:font-size-asian="72pt" style:font-weight-asian="normal" style:font-size-complex="72pt" style:font-weight-complex="normal"/>
    </style:style>
    <style:style style:name="T5" style:family="text">
      <style:text-properties fo:color="#00cc00" fo:font-family="Candara" style:font-family-generic="swiss" style:font-pitch="variable" fo:font-size="72pt" fo:text-shadow="1pt 1pt" fo:font-weight="normal" style:font-size-asian="72pt" style:font-weight-asian="normal" style:font-size-complex="72pt" style:font-weight-complex="normal"/>
    </style:style>
    <style:style style:name="T6" style:family="text">
      <style:text-properties style:use-window-font-color="true" fo:font-family="Candara" style:font-family-generic="swiss" style:font-pitch="variable" fo:font-size="72pt" fo:text-shadow="1pt 1pt" fo:font-weight="normal" style:font-size-asian="72pt" style:font-weight-asian="normal" style:font-size-complex="72pt" style:font-weight-complex="normal"/>
    </style:style>
    <style:style style:name="T7" style:family="text">
      <style:text-properties style:use-window-font-color="true" fo:font-family="Candara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30.419cm" svg:height="6.021cm" svg:x="1.69cm" svg:y="7.001cm" presentation:class="title" presentation:user-transformed="true">
          <draw:text-box>
            <text:p><text:span text:style-name="T1">TDD – Test Driven Development</text:span><text:span text:style-name="T2"><text:line-break/></text:span><text:span text:style-name="T2"><text:line-break/></text:span><text:span text:style-name="T2">Desenvolvimento Guiado por Tes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O que é TDD?</text:span></text:p>
          </draw:text-box>
        </draw:frame>
        <draw:frame presentation:style-name="pr4" draw:text-style-name="P2" draw:layer="layout" svg:width="30.419cm" svg:height="10.629cm" svg:x="1.69cm" svg:y="6.4cm" presentation:class="subtitle" presentation:user-transformed="true">
          <draw:text-box>
            <text:p><text:span text:style-name="T3">É criar código com base em testes já existente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O que é TDD?</text:span></text:p>
          </draw:text-box>
        </draw:frame>
        <draw:frame presentation:style-name="pr4" draw:text-style-name="P2" draw:layer="layout" svg:width="30.419cm" svg:height="10.629cm" svg:x="1.69cm" svg:y="6.4cm" presentation:class="subtitle" presentation:user-transformed="true">
          <draw:text-box>
            <text:p><text:span text:style-name="T3">Já conhece e entende o que quer fazer</text:span></text:p>
            <text:p><text:span text:style-name="T3"/></text:p>
            <text:p><text:span text:style-name="T3">O código já nasce testado</text:span></text:p>
            <text:p><text:span text:style-name="T3"/></text:p>
            <text:p><text:span text:style-name="T3">O código continua sendo test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As 3 fases do TDD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4">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As 3 fases do TDD</text:span></text:p>
          </draw:text-box>
        </draw:frame>
        <draw:frame presentation:style-name="pr4" draw:text-style-name="P5" draw:layer="layout" svg:width="30.419cm" svg:height="10.629cm" svg:x="1.69cm" svg:y="6.4cm" presentation:class="subtitle" presentation:user-transformed="true">
          <draw:text-box>
            <text:p><text:span text:style-name="T5">GRE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As 3 fases do TDD</text:span></text:p>
          </draw:text-box>
        </draw:frame>
        <draw:frame presentation:style-name="pr4" draw:text-style-name="P6" draw:layer="layout" svg:width="30.419cm" svg:height="10.629cm" svg:x="1.69cm" svg:y="6.4cm" presentation:class="subtitle" presentation:user-transformed="true">
          <draw:text-box>
            <text:p><text:span text:style-name="T6">REFA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Vantagens</text:span></text:p>
          </draw:text-box>
        </draw:frame>
        <draw:frame presentation:style-name="pr4" draw:text-style-name="P8" draw:layer="layout" svg:width="30.419cm" svg:height="10.629cm" svg:x="1.69cm" svg:y="6.4cm" presentation:class="subtitle" presentation:user-transformed="true">
          <draw:text-box>
            <text:list text:style-name="L1">
              <text:list-item>
                <text:p text:style-name="P7"><text:span text:style-name="T7">Exemplos de uso são consequência</text:span></text:p>
              </text:list-item>
              <text:list-item>
                <text:p text:style-name="P7"><text:span text:style-name="T7">Garante correção de bugs</text:span></text:p>
              </text:list-item>
              <text:list-item>
                <text:p text:style-name="P7"><text:span text:style-name="T7">Mais produtividade em equipes e/ou projetos maiores</text:span></text:p>
              </text:list-item>
              <text:list-item>
                <text:p text:style-name="P7"><text:span text:style-name="T7">Entra no fluxo de integração contínua para garantir mais qualidade nas entreg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Testes unitários</text:span></text:p>
          </draw:text-box>
        </draw:frame>
        <draw:frame presentation:style-name="pr4" draw:text-style-name="P10" draw:layer="layout" svg:width="30.419cm" svg:height="10.629cm" svg:x="1.69cm" svg:y="6.4cm" presentation:class="subtitle" presentation:user-transformed="true">
          <draw:text-box>
            <text:p text:style-name="P9"><text:span text:style-name="T7">Testa um recurso separado e sem interferências exter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Testes de integração</text:span></text:p>
          </draw:text-box>
        </draw:frame>
        <draw:frame presentation:style-name="pr4" draw:text-style-name="P10" draw:layer="layout" svg:width="30.419cm" svg:height="10.629cm" svg:x="1.69cm" svg:y="6.4cm" presentation:class="subtitle" presentation:user-transformed="true">
          <draw:text-box>
            <text:p text:style-name="P9"><text:span text:style-name="T7">Testa vários recursos e/ou integrações externas (bancos de dados por exempl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É só isso?</text:span></text:p>
          </draw:text-box>
        </draw:frame>
        <draw:frame presentation:style-name="pr4" draw:text-style-name="P10" draw:layer="layout" svg:width="30.419cm" svg:height="10.629cm" svg:x="1.69cm" svg:y="6.4cm" presentation:class="subtitle" presentation:user-transformed="true">
          <draw:text-box>
            <text:p text:style-name="P9"><text:span text:style-name="T7">Claro que não, ainda veremos Fakes, Mocks e muita práti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1cm" svg:x="1cm" svg:y="3.737cm"/>
      <draw:page-thumbnail draw:layer="backgroundobjects" svg:width="8.999cm" svg:height="5.071cm" svg:x="1cm" svg:y="12.313cm"/>
      <draw:page-thumbnail draw:layer="backgroundobjects" svg:width="8.999cm" svg:height="5.071cm" svg:x="1cm" svg:y="20.889cm"/>
      <draw:page-thumbnail draw:layer="backgroundobjects" svg:width="8.999cm" svg:height="5.071cm" svg:x="11cm" svg:y="3.737cm"/>
      <draw:page-thumbnail draw:layer="backgroundobjects" svg:width="8.999cm" svg:height="5.071cm" svg:x="11cm" svg:y="12.313cm"/>
      <draw:page-thumbnail draw:layer="backgroundobjects" svg:width="8.999cm" svg:height="5.071cm" svg:x="11cm" svg:y="20.889cm"/>
    </style:handout-master>
    <style:master-page style:name="Padrão" style:page-layout-name="PM1" draw:style-name="Mdp1">
      <draw:frame draw:style-name="Mgr3" draw:text-style-name="MP3" draw:layer="backgroundobjects" svg:width="33.799cm" svg:height="19.011cm" svg:x="0.133cm" svg:y="0.085cm">
        <draw:image xlink:href="Pictures/1000000000000500000002D052277B98.jpg" xlink:type="simple" xlink:show="embed" xlink:actuate="onLoad">
          <text:p/>
        </draw:image>
      </draw:frame>
      <draw:frame presentation:style-name="Padrão-title" draw:layer="backgroundobjects" svg:width="30.419cm" svg:height="2.78cm" svg:x="1.781cm" svg:y="3.2cm" presentation:class="title" presentation:placeholder="true">
        <draw:text-box/>
      </draw:frame>
      <draw:frame presentation:style-name="Padrão-outline1" draw:layer="backgroundobjects" svg:width="30.419cm" svg:height="10.629cm" svg:x="1.69cm" svg:y="6.4cm" presentation:class="outline" presentation:placeholder="true">
        <draw:text-box/>
      </draw:frame>
      <draw:frame presentation:style-name="Mpr1" draw:text-style-name="MP1" draw:layer="backgroundobjects" svg:width="7.874cm" svg:height="1.314cm" svg:x="1.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713cm" svg:height="1.314cm" svg:x="11.559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7.874cm" svg:height="1.314cm" svg:x="24.234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Figueiredo</meta:initial-creator>
    <meta:creation-date>2017-02-13T08:24:22.05</meta:creation-date>
    <meta:editing-duration>PT15H10M36S</meta:editing-duration>
    <meta:editing-cycles>69</meta:editing-cycles>
    <dc:date>2017-11-15T02:43:31.65</dc:date>
    <dc:creator>Erik Figueiredo</dc:creator>
    <meta:generator>OpenOffice/4.1.3$Win32 OpenOffice.org_project/413m1$Build-9783</meta:generator>
    <meta:document-statistic meta:object-count="61"/>
  </office:meta>
</office:document-meta>
</file>